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cProfile import label</text:p>
      <text:p text:style-name="Standard">import numpy as np </text:p>
      <text:p text:style-name="Standard">from scipy.linalg import eigh</text:p>
      <text:p text:style-name="Standard">from scipy.integrate import simps</text:p>
      <text:p text:style-name="Standard">import matplotlib.pyplot as plt</text:p>
      <text:p text:style-name="Standard">import pandas as pd</text:p>
      <text:p text:style-name="Standard"/>
      <text:p text:style-name="Standard">h_cutc=197.3</text:p>
      <text:p text:style-name="Standard">m=940</text:p>
      <text:p text:style-name="Standard">k=100</text:p>
      <text:p text:style-name="Standard">omega=(k/m)**(0.5)</text:p>
      <text:p text:style-name="Standard">e_unit=(197.3/2)*omega</text:p>
      <text:p text:style-name="Standard">r=(h_cutc)/(m*(2*e_unit))**(1/4)</text:p>
      <text:p text:style-name="Standard"/>
      <text:p text:style-name="Standard">def potential(x,alpha):</text:p>
      <text:p text:style-name="Standard"><text:s text:c="4"/>return (x**2 +2/3*(alpha)*x**3)</text:p>
      <text:p text:style-name="Standard"/>
      <text:p text:style-name="Standard">def matrix(ri ,rf, N ,b):</text:p>
      <text:p text:style-name="Standard"><text:s text:c="4"/>h=(rf-ri)/(N + 1)</text:p>
      <text:p text:style-name="Standard"><text:s text:c="4"/>X=np.linspace(ri,rf ,N + 2)</text:p>
      <text:p text:style-name="Standard"><text:s text:c="4"/>x = X[1 : -1]</text:p>
      <text:p text:style-name="Standard"><text:s text:c="4"/>a=np.zeros((len(x),len(x)))</text:p>
      <text:p text:style-name="Standard"><text:s text:c="4"/>for i in range(len(x)):</text:p>
      <text:p text:style-name="Standard"><text:s text:c="8"/>for j in range(len(x)):</text:p>
      <text:p text:style-name="Standard"><text:s text:c="12"/>if i==j:</text:p>
      <text:p text:style-name="Standard"><text:s text:c="16"/>a[i][j]=(-2 )* (-1/h**2) + potential(x[i],b)</text:p>
      <text:p text:style-name="Standard"><text:s text:c="12"/>if j==i+1:</text:p>
      <text:p text:style-name="Standard"><text:s text:c="16"/>a[i][j]=-1/(h**2)</text:p>
      <text:p text:style-name="Standard"><text:s text:c="12"/>if j==i-1:</text:p>
      <text:p text:style-name="Standard"><text:s text:c="16"/>a[i][j]=-1/(h**2)</text:p>
      <text:p text:style-name="Standard"><text:s text:c="4"/>return a ,x</text:p>
      <text:p text:style-name="Standard"/>
      <text:p text:style-name="Standard">alpha=[0]</text:p>
      <text:p text:style-name="Standard">for i in range(5):</text:p>
      <text:p text:style-name="Standard"><text:s text:c="4"/>a=10**(-i)</text:p>
      <text:p text:style-name="Standard"><text:s text:c="4"/>alpha.append(a)</text:p>
      <text:p text:style-name="Standard"><text:s text:c="4"/></text:p>
      <text:p text:style-name="Standard">for j in alpha:</text:p>
      <text:p text:style-name="Standard"><text:s text:c="4"/>a,b=matrix(-5,5,500,j)</text:p>
      <text:p text:style-name="Standard"><text:s text:c="4"/>u, v = eigh(a)</text:p>
      <text:p text:style-name="Standard"><text:s text:c="4"/>eigen_value=[]</text:p>
      <text:p text:style-name="Standard"><text:s text:c="4"/>first_eigen_function=[]</text:p>
      <text:p text:style-name="Standard"><text:s text:c="4"/>pertur=[]</text:p>
      <text:p text:style-name="Standard"><text:s text:c="4"/>for i in range(10):</text:p>
      <text:p text:style-name="Standard"><text:s text:c="8"/>d=u[i]</text:p>
      <text:p text:style-name="Standard"><text:s text:c="8"/>a=v[:,i]</text:p>
      <text:p text:style-name="Standard"><text:s text:c="8"/>eigen_value.append(197.3/2 * np.sqrt(100/940)*d)</text:p>
      <text:p text:style-name="Standard"><text:s text:c="8"/>pert= (2*i +1 ) -((1/8)*((j)**2))*(15*(2*i+1)**2 +7)</text:p>
      <text:p text:style-name="Standard"><text:s text:c="8"/>pertur.append(197.3/2 * np.sqrt(100/940)*pert)</text:p>
      <text:p text:style-name="Standard"><text:s text:c="4"/></text:p>
      <text:p text:style-name="Standard"/>
      <text:p text:style-name="Standard">for j in alpha:</text:p>
      <text:p text:style-name="Standard"><text:soft-page-break/><text:s text:c="4"/>a,b=matrix(-5,5,500,j)</text:p>
      <text:p text:style-name="Standard"><text:s text:c="4"/>u, v = eigh(a)</text:p>
      <text:p text:style-name="Standard"><text:s text:c="4"/>for i in range(5):</text:p>
      <text:p text:style-name="Standard"><text:s text:c="8"/>d=u[i]</text:p>
      <text:p text:style-name="Standard"><text:s text:c="8"/>a=v[:,i]</text:p>
      <text:p text:style-name="Standard"><text:s text:c="8"/>c=simps(np.power(a,2),b)</text:p>
      <text:p text:style-name="Standard"><text:s text:c="8"/>u_n=(a)/np.sqrt((c))</text:p>
      <text:p text:style-name="Standard"><text:s text:c="8"/>plt.plot(b, u_n,label='Radial Wavefunction for n = '+str(i) )</text:p>
      <text:p text:style-name="Standard"><text:s text:c="8"/>plt.xlabel("\u03BE")</text:p>
      <text:p text:style-name="Standard"><text:s text:c="8"/>plt.ylabel("u(\u03BE)")</text:p>
      <text:p text:style-name="Standard"><text:s text:c="4"/>plt.title("Wavefunction for alpha=" +str(j))</text:p>
      <text:p text:style-name="Standard"><text:s text:c="4"/>plt.grid()</text:p>
      <text:p text:style-name="Standard"><text:s text:c="4"/>plt.legend()</text:p>
      <text:p text:style-name="Standard"><text:s text:c="4"/>plt.show()</text:p>
      <text:p text:style-name="Standard"/>
      <text:p text:style-name="Standard"><text:s text:c="4"/>for i in range(5):</text:p>
      <text:p text:style-name="Standard"><text:s text:c="8"/>d=u[i]</text:p>
      <text:p text:style-name="Standard"><text:s text:c="8"/>a=v[:,i]</text:p>
      <text:p text:style-name="Standard"><text:s text:c="8"/>eigen_value.append(197.3/2 * np.sqrt(100/940)*d)</text:p>
      <text:p text:style-name="Standard"><text:s text:c="8"/>c=simps(np.power(a,2),b)</text:p>
      <text:p text:style-name="Standard"><text:s text:c="8"/>u_n=(a)/np.sqrt((c))</text:p>
      <text:p text:style-name="Standard"><text:s text:c="8"/>first_eigen_function.append(v[:,0])</text:p>
      <text:p text:style-name="Standard"><text:s text:c="8"/>plt.plot(b, u_n**2,label='Probability Wavefunction for n = '+str(i) )</text:p>
      <text:p text:style-name="Standard"><text:s text:c="8"/>plt.xlabel("\u03BE")</text:p>
      <text:p text:style-name="Standard"><text:s text:c="8"/>plt.ylabel("$u^2(\u03BE)$")</text:p>
      <text:p text:style-name="Standard"><text:s text:c="4"/>plt.title("Probability for alpha=" +str(j))</text:p>
      <text:p text:style-name="Standard"><text:s text:c="4"/>plt.grid()</text:p>
      <text:p text:style-name="Standard"><text:s text:c="4"/>plt.legend()</text:p>
      <text:p text:style-name="Standard"><text:s text:c="4"/>plt.show()</text:p>
      <text:p text:style-name="Standard"/>
      <text:p text:style-name="Standard">for i in range(5):</text:p>
      <text:p text:style-name="Standard"><text:s text:c="4"/>for j in alpha:</text:p>
      <text:p text:style-name="Standard"><text:s text:c="8"/>a,b=matrix(-5,5,500,j)</text:p>
      <text:p text:style-name="Standard"><text:s text:c="8"/>u, v = eigh(a)</text:p>
      <text:p text:style-name="Standard"><text:s text:c="8"/>d=u[i]</text:p>
      <text:p text:style-name="Standard"><text:s text:c="8"/>a=v[:,i]</text:p>
      <text:p text:style-name="Standard"><text:s text:c="8"/>c=simps(np.power(a,2),b)</text:p>
      <text:p text:style-name="Standard"><text:s text:c="8"/>u_n=(a)/np.sqrt((c))</text:p>
      <text:p text:style-name="Standard"><text:s text:c="8"/>plt.plot(b, u_n,label='Radial Wavefunction for alpha = '+str(j) )</text:p>
      <text:p text:style-name="Standard"><text:s text:c="8"/>plt.xlabel("\u03BE")</text:p>
      <text:p text:style-name="Standard"><text:s text:c="8"/>plt.ylabel("u(\u03BE)")</text:p>
      <text:p text:style-name="Standard"><text:s text:c="4"/>plt.title("Wavefunction for n=" +str(i))</text:p>
      <text:p text:style-name="Standard"><text:s text:c="4"/>plt.grid()</text:p>
      <text:p text:style-name="Standard"><text:s text:c="4"/>plt.legend()</text:p>
      <text:p text:style-name="Standard"><text:s text:c="4"/>plt.show()</text:p>
      <text:p text:style-name="Standard"/>
      <text:p text:style-name="Standard"><text:s text:c="4"/>for j in alpha:</text:p>
      <text:p text:style-name="Standard"><text:s text:c="8"/>a,b=matrix(-5,5,500,j)</text:p>
      <text:p text:style-name="Standard"><text:s text:c="8"/>u, v = eigh(a)</text:p>
      <text:p text:style-name="Standard"><text:s text:c="8"/>d=u[i]</text:p>
      <text:p text:style-name="Standard"><text:s text:c="8"/>a=v[:,i]</text:p>
      <text:p text:style-name="Standard"><text:s text:c="8"/>c=simps(np.power(a,2),b)</text:p>
      <text:p text:style-name="Standard"><text:soft-page-break/><text:s text:c="8"/>u_n=(a)/np.sqrt((c))</text:p>
      <text:p text:style-name="Standard"><text:s text:c="8"/>plt.plot(b, u_n**2,label='Probability Wavefunction for alpha = '+str(j) )</text:p>
      <text:p text:style-name="Standard"><text:s text:c="8"/>plt.xlabel("\u03BE")</text:p>
      <text:p text:style-name="Standard"><text:s text:c="8"/>plt.ylabel("$u^2(\u03BE)$")</text:p>
      <text:p text:style-name="Standard"><text:s text:c="4"/>plt.title("Probability for n=" +str(i))</text:p>
      <text:p text:style-name="Standard"><text:s text:c="4"/>plt.grid()</text:p>
      <text:p text:style-name="Standard"><text:s text:c="4"/>plt.legend()</text:p>
      <text:p text:style-name="Standard"><text:s text:c="4"/>plt.show()</text:p>
      <text:p text:style-name="Standard"/>
      <text:p text:style-name="Standard">#Potential Plot for Theory Part</text:p>
      <text:p text:style-name="Standard"/>
      <text:p text:style-name="Standard">for j in alpha:</text:p>
      <text:p text:style-name="Standard"><text:s text:c="4"/>plt.plot(np.arange(-5,5,0.1), potential(np.arange(-5,5,0.1),j) , label='Potential for alpha=' +str(j))</text:p>
      <text:p text:style-name="Standard"><text:s text:c="4"/>plt.legend()</text:p>
      <text:p text:style-name="Standard"><text:s text:c="4"/>plt.xlabel("X values")</text:p>
      <text:p text:style-name="Standard"><text:s text:c="4"/>plt.ylabel("Potential")</text:p>
      <text:p text:style-name="Standard">plt.title("Potential Plot")</text:p>
      <text:p text:style-name="Standard">plt.grid(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9:56:22.236359683</meta:creation-date>
    <dc:date>2022-11-16T19:57:17.867463779</dc:date>
    <meta:editing-duration>PT58S</meta:editing-duration>
    <meta:editing-cycles>1</meta:editing-cycles>
    <meta:document-statistic meta:table-count="0" meta:image-count="0" meta:object-count="0" meta:page-count="3" meta:paragraph-count="113" meta:word-count="265" meta:character-count="2997" meta:non-whitespace-character-count="2266"/>
    <meta:generator>LibreOffice/6.4.7.2$Linux_X86_64 LibreOffice_project/40$Build-2</meta:generator>
  </office:meta>
</office:document-meta>
</file>